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80000035829010A27661251F8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Times" svg:font-family="Times" style:font-pitch="variable"/>
    <style:font-face style:name="Times1" svg:font-family="Times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7.939cm" svg:height="18.34cm" draw:transform="rotate (-1.5707963267949) translate (19.67cm 0.881cm)">
          <draw:image xlink:href="Pictures/10000000000005180000035829010A27661251F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Times" svg:font-family="Times" style:font-pitch="variable"/>
    <style:font-face style:name="Times1" svg:font-family="Times"/>
    <style:font-face style:name="WenQuanYi Zen Hei" svg:font-family="'WenQuanYi Zen He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0:03:25.651953208</dc:date>
    <dc:creator>João Paulo Just Peixoto</dc:creator>
    <meta:editing-duration>PT3M50S</meta:editing-duration>
    <meta:editing-cycles>1</meta:editing-cycles>
    <meta:document-statistic meta:object-count="1"/>
    <meta:generator>LibreOffice/7.4.7.2$Linux_X86_64 LibreOffice_project/40$Build-2</meta:generator>
  </office:meta>
</office:document-meta>
</file>